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4640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87795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0d4b5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30b23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e97d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4bc9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06574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officeooo:rsid="325a12c2"/>
    </style:style>
    <style:style style:name="T7" style:family="text">
      <style:text-properties style:font-name="標楷體1"/>
    </style:style>
    <style:style style:name="T8" style:family="text">
      <style:text-properties style:font-name="標楷體1" officeooo:rsid="335c88fa"/>
    </style:style>
    <style:style style:name="T9" style:family="text">
      <style:text-properties officeooo:rsid="335c88fa"/>
    </style:style>
    <style:style style:name="T10" style:family="text">
      <style:text-properties officeooo:rsid="3525946d"/>
    </style:style>
    <style:style style:name="T11" style:family="text">
      <style:text-properties officeooo:rsid="355b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31811178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6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7">MK U</text:span><text:span text:style-name="T8">ltra</text:span><text:span text:style-name="T9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20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21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22">以人為本。</text:p>
              <text:list>
                <text:list-item>
                  <text:p text:style-name="P2">從 原本的 以神為本，變成<text:span text:style-name="T10"> 以人為本。</text:span></text:p>
                  <text:list>
                    <text:list-item>
                      <text:p text:style-name="P3">從 原本的 以神為重心、以神為出發點，變成<text:span text:style-name="T1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4"><text:bookmark-start text:name="啟蒙運動"/>啟蒙運動<text:bookmark-end text:name="啟蒙運動"/></text:p>
          <text:list>
            <text:list-item>
              <text:p text:style-name="P4">啟蒙思想。</text:p>
            </text:list-item>
            <text:list-item>
              <text:p text:style-name="P5">（約翰<text:span text:style-name="T5">·</text:span>洛克 的）政府論 認定，政府 服務 人民。</text:p>
              <text:list>
                <text:list-item>
                  <text:p text:style-name="P5">個體的 權力、權利 不是 政府給予、後天賦予、長大才有。</text:p>
                </text:list-item>
                <text:list-item>
                  <text:p text:style-name="P6">個體的 權力、權利 是 與生俱來、先天就有、一出生就有。</text:p>
                </text:list-item>
              </text:list>
            </text:list-item>
            <text:list-item>
              <text:p text:style-name="P7">（孟德斯鳩 的）論法的精神。</text:p>
              <text:list>
                <text:list-item>
                  <text:p text:style-name="P6">建立、維護 政權、政治權力、政治權利，要靠 立法。</text:p>
                </text:list-item>
                <text:list-item>
                  <text:p text:style-name="P6">立法（法律、教育、國家、組織）要體現、要實現，領導層、國民群、群體 的 精神。</text:p>
                </text:list-item>
                <text:list-item>
                  <text:p text:style-name="P6">法律 是由 政治制度 決定。</text:p>
                  <text:list>
                    <text:list-item>
                      <text:p text:style-name="P8">政治制度 的 明顯例子，神權制、君主制、共和制、金權制。</text:p>
                      <text:list>
                        <text:list-item>
                          <text:p text:style-name="P9">共和制 的 明顯例子，寡頭共和制、貴族共和制、民主共和制。</text:p>
                        </text:list-item>
                      </text:list>
                    </text:list-item>
                    <text:list-item>
                      <text:p text:style-name="P10">神權制的 法律，以 宗教 為 出發點、中心思想 →<text:span text:style-name="T11"> </text:span>為了 宗教 服務 而 存在、變化。</text:p>
                    </text:list-item>
                    <text:list-item>
                      <text:p text:style-name="P11">君主制的 法律，以 君主 為 出發點、中心思想 →<text:span text:style-name="T11"> </text:span>為了 君主 服務 而 存在、變化。</text:p>
                    </text:list-item>
                    <text:list-item>
                      <text:p text:style-name="P11">共和制的 法律，以 政府 為 出發點、中心思想 →<text:span text:style-name="T11"> </text:span>為了 政府 服務 而 存在、變化。</text:p>
                    </text:list-item>
                    <text:list-item>
                      <text:p text:style-name="P12">金權制的 法律，以 金融系統 為 出發點、中心思想 →<text:span text:style-name="T11"> </text:span>為了 金融系統 服務 而 存在。</text:p>
                      <text:list>
                        <text:list-item>
                          <text:p text:style-name="P19">金權制的 法律、教育、國家、組織，以 金融系統 為 出發點、中心思想。</text:p>
                        </text:list-item>
                        <text:list-item>
                          <text:p text:style-name="P19">金權制的 法律、教育、國家、組織，為了 金融系統 服務 而 存在。</text:p>
                        </text:list-item>
                      </text:list>
                    </text:list-item>
                  </text:list>
                </text:list-item>
                <text:list-item>
                  <text:p text:style-name="P12">穩定的 共和制 要有 聯邦、分權。</text:p>
                  <text:list>
                    <text:list-item>
                      <text:p text:style-name="P13">分權。</text:p>
                      <text:list>
                        <text:list-item>
                          <text:p text:style-name="P14">明顯例子，三權分立。</text:p>
                          <text:list>
                            <text:list-item>
                              <text:p text:style-name="P12">行政權、立法權、司法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明顯例子，美國。</text:p>
                      <text:list>
                        <text:list-item>
                          <text:p text:style-name="P15">美國 是 共和制。</text:p>
                        </text:list-item>
                        <text:list-item>
                          <text:p text:style-name="P15">美國 有 聯邦、分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16">知識 被直接掛鉤到 物質利益、身分地位、群體權力。</text:p>
              <text:list>
                <text:list-item>
                  <text:p text:style-name="P16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16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17">目標 被直接掛鉤到 物質利益、身分地位、群體權力。</text:p>
              <text:list>
                <text:list-item>
                  <text:p text:style-name="P18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9:17:38.130000000</dc:date>
    <meta:editing-duration>P21DT3H42M30S</meta:editing-duration>
    <meta:editing-cycles>12688</meta:editing-cycles>
    <meta:document-statistic meta:table-count="0" meta:image-count="0" meta:object-count="0" meta:page-count="1" meta:paragraph-count="59" meta:word-count="1108" meta:character-count="1300" meta:non-whitespace-character-count="1172"/>
  </office:meta>
</office:document-meta>
</file>